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9.95mm"/>
    </style:style>
    <style:style style:name="co7" style:family="table-column">
      <style:table-column-properties fo:break-before="auto" style:column-width="8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nZeroEval" table:style-name="ta1">
        <table:shapes>
          <draw:frame draw:z-index="0" draw:style-name="gr1" draw:text-style-name="P1" svg:width="159.87mm" svg:height="90.05mm" svg:x="181.84mm" svg:y="17.26mm">
            <draw:object draw:notify-on-update-of-ranges="CapnZeroEval.B1:CapnZeroEval.B22 CapnZeroEval.C1:CapnZeroEval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OS</text:p>
          </table:table-cell>
          <table:table-cell office:value-type="float" office:value="16" calcext:value-type="float">
            <text:p>16</text:p>
          </table:table-cell>
          <table:table-cell office:value-type="float" office:value="682657.793173" calcext:value-type="float">
            <text:p>682657.793173</text:p>
          </table:table-cell>
          <table:table-cell office:value-type="float" office:value="89530.022252" calcext:value-type="float">
            <text:p>89530.022252</text:p>
          </table:table-cell>
          <table:table-cell office:value-type="float" office:value="194128" calcext:value-type="float">
            <text:p>194128</text:p>
          </table:table-cell>
          <table:table-cell office:value-type="float" office:value="860217" calcext:value-type="float">
            <text:p>860217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" calcext:value-type="float">
            <text:p>20</text:p>
          </table:table-cell>
          <table:table-cell office:value-type="float" office:value="702929.17017" calcext:value-type="float">
            <text:p>702929.17017</text:p>
          </table:table-cell>
          <table:table-cell office:value-type="float" office:value="90950.141301" calcext:value-type="float">
            <text:p>90950.141301</text:p>
          </table:table-cell>
          <table:table-cell office:value-type="float" office:value="221081" calcext:value-type="float">
            <text:p>221081</text:p>
          </table:table-cell>
          <table:table-cell office:value-type="float" office:value="814021" calcext:value-type="float">
            <text:p>81402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8" calcext:value-type="float">
            <text:p>28</text:p>
          </table:table-cell>
          <table:table-cell office:value-type="float" office:value="687230.011011" calcext:value-type="float">
            <text:p>687230.011011</text:p>
          </table:table-cell>
          <table:table-cell office:value-type="float" office:value="104998.979791" calcext:value-type="float">
            <text:p>104998.979791</text:p>
          </table:table-cell>
          <table:table-cell office:value-type="float" office:value="199165" calcext:value-type="float">
            <text:p>199165</text:p>
          </table:table-cell>
          <table:table-cell office:value-type="float" office:value="802693" calcext:value-type="float">
            <text:p>802693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4" calcext:value-type="float">
            <text:p>44</text:p>
          </table:table-cell>
          <table:table-cell office:value-type="float" office:value="704010.508509" calcext:value-type="float">
            <text:p>704010.508509</text:p>
          </table:table-cell>
          <table:table-cell office:value-type="float" office:value="74836.503724" calcext:value-type="float">
            <text:p>74836.503724</text:p>
          </table:table-cell>
          <table:table-cell office:value-type="float" office:value="246183" calcext:value-type="float">
            <text:p>246183</text:p>
          </table:table-cell>
          <table:table-cell office:value-type="float" office:value="786826" calcext:value-type="float">
            <text:p>78682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76" calcext:value-type="float">
            <text:p>76</text:p>
          </table:table-cell>
          <table:table-cell office:value-type="float" office:value="725727.922923" calcext:value-type="float">
            <text:p>725727.922923</text:p>
          </table:table-cell>
          <table:table-cell office:value-type="float" office:value="121464.207789" calcext:value-type="float">
            <text:p>121464.207789</text:p>
          </table:table-cell>
          <table:table-cell office:value-type="float" office:value="187022" calcext:value-type="float">
            <text:p>187022</text:p>
          </table:table-cell>
          <table:table-cell office:value-type="float" office:value="850203" calcext:value-type="float">
            <text:p>850203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40" calcext:value-type="float">
            <text:p>140</text:p>
          </table:table-cell>
          <table:table-cell office:value-type="float" office:value="701333.626627" calcext:value-type="float">
            <text:p>701333.626627</text:p>
          </table:table-cell>
          <table:table-cell office:value-type="float" office:value="72705.357152" calcext:value-type="float">
            <text:p>72705.357152</text:p>
          </table:table-cell>
          <table:table-cell office:value-type="float" office:value="246556" calcext:value-type="float">
            <text:p>246556</text:p>
          </table:table-cell>
          <table:table-cell office:value-type="float" office:value="808640" calcext:value-type="float">
            <text:p>80864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8" calcext:value-type="float">
            <text:p>268</text:p>
          </table:table-cell>
          <table:table-cell office:value-type="float" office:value="702259.361361" calcext:value-type="float">
            <text:p>702259.361361</text:p>
          </table:table-cell>
          <table:table-cell office:value-type="float" office:value="95543.692001" calcext:value-type="float">
            <text:p>95543.692001</text:p>
          </table:table-cell>
          <table:table-cell office:value-type="float" office:value="232180" calcext:value-type="float">
            <text:p>232180</text:p>
          </table:table-cell>
          <table:table-cell office:value-type="float" office:value="810416" calcext:value-type="float">
            <text:p>81041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" calcext:value-type="float">
            <text:p>524</text:p>
          </table:table-cell>
          <table:table-cell office:value-type="float" office:value="653271.389389" calcext:value-type="float">
            <text:p>653271.389389</text:p>
          </table:table-cell>
          <table:table-cell office:value-type="float" office:value="91249.437187" calcext:value-type="float">
            <text:p>91249.437187</text:p>
          </table:table-cell>
          <table:table-cell office:value-type="float" office:value="173507" calcext:value-type="float">
            <text:p>173507</text:p>
          </table:table-cell>
          <table:table-cell office:value-type="float" office:value="765636" calcext:value-type="float">
            <text:p>7656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036" calcext:value-type="float">
            <text:p>1036</text:p>
          </table:table-cell>
          <table:table-cell office:value-type="float" office:value="653679.085085" calcext:value-type="float">
            <text:p>653679.085085</text:p>
          </table:table-cell>
          <table:table-cell office:value-type="float" office:value="83834.531285" calcext:value-type="float">
            <text:p>83834.531285</text:p>
          </table:table-cell>
          <table:table-cell office:value-type="float" office:value="176555" calcext:value-type="float">
            <text:p>176555</text:p>
          </table:table-cell>
          <table:table-cell office:value-type="float" office:value="784664" calcext:value-type="float">
            <text:p>78466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60" calcext:value-type="float">
            <text:p>2060</text:p>
          </table:table-cell>
          <table:table-cell office:value-type="float" office:value="679940.432432" calcext:value-type="float">
            <text:p>679940.432432</text:p>
          </table:table-cell>
          <table:table-cell office:value-type="float" office:value="99039.21932" calcext:value-type="float">
            <text:p>99039.21932</text:p>
          </table:table-cell>
          <table:table-cell office:value-type="float" office:value="150773" calcext:value-type="float">
            <text:p>150773</text:p>
          </table:table-cell>
          <table:table-cell office:value-type="float" office:value="1294844" calcext:value-type="float">
            <text:p>129484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108" calcext:value-type="float">
            <text:p>4108</text:p>
          </table:table-cell>
          <table:table-cell office:value-type="float" office:value="678031.015015" calcext:value-type="float">
            <text:p>678031.015015</text:p>
          </table:table-cell>
          <table:table-cell office:value-type="float" office:value="88096.190844" calcext:value-type="float">
            <text:p>88096.190844</text:p>
          </table:table-cell>
          <table:table-cell office:value-type="float" office:value="181820" calcext:value-type="float">
            <text:p>181820</text:p>
          </table:table-cell>
          <table:table-cell office:value-type="float" office:value="794007" calcext:value-type="float">
            <text:p>794007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8204" calcext:value-type="float">
            <text:p>8204</text:p>
          </table:table-cell>
          <table:table-cell office:value-type="float" office:value="708171.131131" calcext:value-type="float">
            <text:p>708171.131131</text:p>
          </table:table-cell>
          <table:table-cell office:value-type="float" office:value="80568.170781" calcext:value-type="float">
            <text:p>80568.170781</text:p>
          </table:table-cell>
          <table:table-cell office:value-type="float" office:value="225942" calcext:value-type="float">
            <text:p>225942</text:p>
          </table:table-cell>
          <table:table-cell office:value-type="float" office:value="801576" calcext:value-type="float">
            <text:p>80157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6396" calcext:value-type="float">
            <text:p>16396</text:p>
          </table:table-cell>
          <table:table-cell office:value-type="float" office:value="733510.667" calcext:value-type="float">
            <text:p>733510.667</text:p>
          </table:table-cell>
          <table:table-cell office:value-type="float" office:value="128489.927231" calcext:value-type="float">
            <text:p>128489.927231</text:p>
          </table:table-cell>
          <table:table-cell office:value-type="float" office:value="168095" calcext:value-type="float">
            <text:p>168095</text:p>
          </table:table-cell>
          <table:table-cell office:value-type="float" office:value="2684044" calcext:value-type="float">
            <text:p>26840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32780" calcext:value-type="float">
            <text:p>32780</text:p>
          </table:table-cell>
          <table:table-cell office:value-type="float" office:value="848709.568569" calcext:value-type="float">
            <text:p>848709.568569</text:p>
          </table:table-cell>
          <table:table-cell office:value-type="float" office:value="93255.696675" calcext:value-type="float">
            <text:p>93255.696675</text:p>
          </table:table-cell>
          <table:table-cell office:value-type="float" office:value="275395" calcext:value-type="float">
            <text:p>275395</text:p>
          </table:table-cell>
          <table:table-cell office:value-type="float" office:value="1080236" calcext:value-type="float">
            <text:p>10802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65548" calcext:value-type="float">
            <text:p>65548</text:p>
          </table:table-cell>
          <table:table-cell office:value-type="float" office:value="1008338.022" calcext:value-type="float">
            <text:p>1008338.022</text:p>
          </table:table-cell>
          <table:table-cell office:value-type="float" office:value="146132.603117" calcext:value-type="float">
            <text:p>146132.603117</text:p>
          </table:table-cell>
          <table:table-cell office:value-type="float" office:value="290831" calcext:value-type="float">
            <text:p>290831</text:p>
          </table:table-cell>
          <table:table-cell office:value-type="float" office:value="1254334" calcext:value-type="float">
            <text:p>12543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31084" calcext:value-type="float">
            <text:p>131084</text:p>
          </table:table-cell>
          <table:table-cell office:value-type="float" office:value="1392839.853" calcext:value-type="float">
            <text:p>1392839.853</text:p>
          </table:table-cell>
          <table:table-cell office:value-type="float" office:value="179039.935511" calcext:value-type="float">
            <text:p>179039.935511</text:p>
          </table:table-cell>
          <table:table-cell office:value-type="float" office:value="358352" calcext:value-type="float">
            <text:p>358352</text:p>
          </table:table-cell>
          <table:table-cell office:value-type="float" office:value="1578911" calcext:value-type="float">
            <text:p>15789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2156" calcext:value-type="float">
            <text:p>262156</text:p>
          </table:table-cell>
          <table:table-cell office:value-type="float" office:value="2031609.895" calcext:value-type="float">
            <text:p>2031609.895</text:p>
          </table:table-cell>
          <table:table-cell office:value-type="float" office:value="316704.667687" calcext:value-type="float">
            <text:p>316704.667687</text:p>
          </table:table-cell>
          <table:table-cell office:value-type="float" office:value="495915" calcext:value-type="float">
            <text:p>495915</text:p>
          </table:table-cell>
          <table:table-cell office:value-type="float" office:value="2481467" calcext:value-type="float">
            <text:p>24814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300" calcext:value-type="float">
            <text:p>524300</text:p>
          </table:table-cell>
          <table:table-cell office:value-type="float" office:value="3421130.111" calcext:value-type="float">
            <text:p>3421130.111</text:p>
          </table:table-cell>
          <table:table-cell office:value-type="float" office:value="523717.679733" calcext:value-type="float">
            <text:p>523717.679733</text:p>
          </table:table-cell>
          <table:table-cell office:value-type="float" office:value="781660" calcext:value-type="float">
            <text:p>781660</text:p>
          </table:table-cell>
          <table:table-cell office:value-type="float" office:value="5644596" calcext:value-type="float">
            <text:p>56445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2"/>
          <table:table-cell table:formula="of:=[.C22]-[.C21]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3:24:17.367884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09T13:24:40.062353318</dc:date>
    <meta:editing-duration>PT3M34S</meta:editing-duration>
    <meta:editing-cycles>2</meta:editing-cycles>
    <meta:document-statistic meta:table-count="1" meta:cell-count="1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bar" chart:style-name="ch1">
        <chart:legend chart:legend-position="end" svg:x="13.725cm" svg:y="4.204cm" style:legend-expansion="high" chart:style-name="ch2"/>
        <chart:plot-area chart:style-name="ch3" table:cell-range-address="CapnZeroEval.B1:CapnZeroEval.C22" chart:data-source-has-labels="column" svg:x="0.319cm" svg:y="0.18cm" svg:width="13.087cm" svg:height="8.646cm">
          <chartooo:coordinate-region svg:x="1.866cm" svg:y="0.18cm" svg:width="11.54cm" svg:height="7.131cm"/>
          <chart:axis chart:dimension="x" chart:name="primary-x" chart:style-name="ch4" chartooo:axis-type="auto">
            <chartooo:date-scale/>
            <chart:categories table:cell-range-address="CapnZeroEval.B1:CapnZeroEval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pnZeroEval.C1:CapnZeroEval.C22" chart:class="chart:ba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CapnZeroEval.B1:CapnZeroEval.B22</svg:desc>
                </draw:g>
              </table:table-cell>
              <table:table-cell office:value-type="float" office:value="682657.793173">
                <text:p>682657.793173</text:p>
                <draw:g>
                  <svg:desc>CapnZeroEval.C1:CapnZeroEval.C2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2929.17017">
                <text:p>702929.1701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87230.011011">
                <text:p>687230.01101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04010.508509">
                <text:p>704010.50850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25727.922923">
                <text:p>725727.9229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01333.626627">
                <text:p>701333.62662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702259.361361">
                <text:p>702259.361361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653271.389389">
                <text:p>653271.389389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653679.085085">
                <text:p>653679.085085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679940.432432">
                <text:p>679940.432432</text:p>
              </table:table-cell>
            </table:table-row>
            <table:table-row>
              <table:table-cell office:value-type="float" office:value="4108">
                <text:p>4108</text:p>
              </table:table-cell>
              <table:table-cell office:value-type="float" office:value="678031.015015">
                <text:p>678031.015015</text:p>
              </table:table-cell>
            </table:table-row>
            <table:table-row>
              <table:table-cell office:value-type="float" office:value="8204">
                <text:p>8204</text:p>
              </table:table-cell>
              <table:table-cell office:value-type="float" office:value="708171.131131">
                <text:p>708171.131131</text:p>
              </table:table-cell>
            </table:table-row>
            <table:table-row>
              <table:table-cell office:value-type="float" office:value="16396">
                <text:p>16396</text:p>
              </table:table-cell>
              <table:table-cell office:value-type="float" office:value="733510.667">
                <text:p>733510.667</text:p>
              </table:table-cell>
            </table:table-row>
            <table:table-row>
              <table:table-cell office:value-type="float" office:value="32780">
                <text:p>32780</text:p>
              </table:table-cell>
              <table:table-cell office:value-type="float" office:value="848709.568569">
                <text:p>848709.568569</text:p>
              </table:table-cell>
            </table:table-row>
            <table:table-row>
              <table:table-cell office:value-type="float" office:value="65548">
                <text:p>65548</text:p>
              </table:table-cell>
              <table:table-cell office:value-type="float" office:value="1008338.022">
                <text:p>1008338.022</text:p>
              </table:table-cell>
            </table:table-row>
            <table:table-row>
              <table:table-cell office:value-type="float" office:value="131084">
                <text:p>131084</text:p>
              </table:table-cell>
              <table:table-cell office:value-type="float" office:value="1392839.853">
                <text:p>1392839.853</text:p>
              </table:table-cell>
            </table:table-row>
            <table:table-row>
              <table:table-cell office:value-type="float" office:value="262156">
                <text:p>262156</text:p>
              </table:table-cell>
              <table:table-cell office:value-type="float" office:value="2031609.895">
                <text:p>2031609.895</text:p>
              </table:table-cell>
            </table:table-row>
            <table:table-row>
              <table:table-cell office:value-type="float" office:value="524300">
                <text:p>524300</text:p>
              </table:table-cell>
              <table:table-cell office:value-type="float" office:value="3421130.111">
                <text:p>3421130.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